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27cm" fo:min-width="6.9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421cm" fo:min-width="8.465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</style:style>
    <style:style style:name="gr11" style:family="graphic" style:parent-style-name="Misc_20_B">
      <style:graphic-properties draw:textarea-horizontal-align="justify" draw:textarea-vertical-align="middle" draw:auto-grow-height="false" fo:min-height="1.27cm" fo:min-width="8.1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3" style:family="graphic" style:parent-style-name="AuthN">
      <style:graphic-properties draw:textarea-horizontal-align="justify" draw:textarea-vertical-align="middle" draw:auto-grow-height="false" fo:min-height="1.27cm" fo:min-width="8.199cm"/>
    </style:style>
    <style:style style:name="gr1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649cm" fo:min-width="7.923cm" fo:padding-top="0.151cm" fo:padding-bottom="0.151cm" fo:padding-left="0.276cm" fo:padding-right="0.276cm" draw:shadow-opacity="0%"/>
    </style:style>
    <style:style style:name="gr15" style:family="graphic" style:parent-style-name="AuthZ">
      <style:graphic-properties draw:textarea-horizontal-align="justify" draw:textarea-vertical-align="middle" draw:auto-grow-height="false" fo:min-height="0.98cm" fo:min-width="7.33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style:text-properties style:font-name="Liberation Sans1"/>
    </style:style>
    <style:style style:name="P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1"/>
    </style:style>
    <style:style style:name="P4" style:family="paragraph">
      <style:paragraph-properties fo:text-align="center"/>
      <style:text-properties style:font-name="Liberation Sans1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7" style:family="paragraph">
      <style:paragraph-properties fo:text-align="center"/>
      <style:text-properties style:font-name="Liberation Sans1" style:font-weight-asian="bold" style:font-weight-complex="bold"/>
    </style:style>
    <style:style style:name="P8" style:family="paragraph">
      <style:paragraph-properties fo:text-align="end"/>
      <style:text-properties style:font-name="Liberation Sans1"/>
    </style:style>
    <style:style style:name="P9" style:family="paragraph">
      <loext:graphic-properties draw:fill="none" draw:fill-color="#ffffff"/>
      <style:paragraph-properties fo:text-align="end"/>
      <style:text-properties style:font-name="Liberation Sans1" fo:font-weight="bold" style:font-weight-asian="bold" style:font-weight-complex="bold"/>
    </style:style>
    <style:style style:name="P10" style:family="paragraph">
      <loext:graphic-properties draw:fill="solid" draw:fill-color="#000000"/>
      <style:paragraph-properties fo:text-align="center"/>
      <style:text-properties style:font-name="Liberation San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21cm" svg:height="0.962cm" svg:x="0.319cm" svg:y="3.924cm">
          <draw:text-box>
            <text:p text:style-name="P1"><text:span text:style-name="T1">SecurityFilterChain</text:span></text:p>
          </draw:text-box>
        </draw:frame>
        <draw:custom-shape draw:style-name="gr2" draw:text-style-name="P4" draw:layer="layout" svg:width="6.985cm" svg:height="1.27cm" svg:x="1.254cm" svg:y="7.35cm">
          <text:p text:style-name="P3"><text:span text:style-name="T2">ExceptionTranslation</text:span><text:span text:style-name="T2"><text:line-break/></text:span><text:span text:style-name="T2">Filt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754cm" svg:y1="6.056cm" svg:x2="4.754cm" svg:y2="7.199cm" svg:d="M4754 6056v1143" svg:viewBox="0 0 1 1144">
          <text:p/>
        </draw:connector>
        <draw:custom-shape draw:style-name="gr4" draw:text-style-name="P6" draw:layer="layout" svg:width="8.1cm" svg:height="6.187cm" svg:x="0.654cm" svg:y="4.8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704cm" svg:y="5.1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704cm" svg:y="5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704cm" svg:y="9.8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704cm" svg:y="10.418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754cm" svg:y1="8.757cm" svg:x2="4.754cm" svg:y2="9.9cm" svg:d="M4754 8757v1143" svg:viewBox="0 0 1 1144">
          <text:p/>
        </draw:connector>
        <draw:custom-shape draw:style-name="gr6" draw:text-style-name="P5" draw:layer="layout" svg:width="1.143cm" svg:height="1.143cm" svg:x="13.785cm" svg:y="11.0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14.371cm" svg:y1="9.157cm" svg:x2="14.371cm" svg:y2="11.157cm">
          <text:p/>
        </draw:line>
        <draw:custom-shape draw:style-name="gr8" draw:text-style-name="P6" draw:layer="layout" svg:width="9.017cm" svg:height="5.723cm" svg:x="0.238cm" svg:y="14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112cm" svg:height="2.278cm" svg:x="10.831cm" svg:y="6.8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537cm" svg:height="1.673cm" svg:x="10.863cm" svg:y="9.309cm">
          <draw:text-box>
            <text:p text:style-name="P1"><text:span text:style-name="T1">Security</text:span><text:span text:style-name="T1"><text:line-break/></text:span><text:span text:style-name="T1">Exception</text:span></text:p>
          </draw:text-box>
        </draw:frame>
        <draw:custom-shape draw:style-name="gr11" draw:text-style-name="P7" draw:layer="layout" svg:width="8.199cm" svg:height="1.27cm" svg:x="0.802cm" svg:y="16.367cm">
          <text:p text:style-name="P3"><text:span text:style-name="T1">Request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6.937cm" svg:height="1.673cm" svg:x="11.033cm" svg:y="7.178cm">
          <draw:text-box>
            <text:p text:style-name="P8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7" draw:text-style-name="P5" draw:layer="layout" svg:x1="8.776cm" svg:y1="7.999cm" svg:x2="10.779cm" svg:y2="7.999cm">
          <text:p/>
        </draw:line>
        <draw:frame draw:style-name="gr1" draw:text-style-name="P2" draw:layer="layout" svg:width="8.382cm" svg:height="0.962cm" svg:x="0.492cm" svg:y="13.424cm">
          <draw:text-box>
            <text:p text:style-name="P1"><text:span text:style-name="T1">Start Authentication</text:span></text:p>
          </draw:text-box>
        </draw:frame>
        <draw:custom-shape draw:style-name="gr13" draw:text-style-name="P7" draw:layer="layout" svg:width="8.199cm" svg:height="1.27cm" svg:x="0.802cm" svg:y="18.167cm">
          <text:p text:style-name="P3"><text:span text:style-name="T1">AuthenticationEntr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8.199cm" svg:height="1.27cm" svg:x="0.802cm" svg:y="14.567cm">
          <text:p text:style-name="P3"><text:span text:style-name="T1">SecurityContext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8.475cm" svg:height="1.951cm" svg:x="10.178cm" svg:y="1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8.321cm" svg:height="0.962cm" svg:x="10.094cm" svg:y="15.037cm">
          <draw:text-box>
            <text:p text:style-name="P1"><text:span text:style-name="T1">Access Denied</text:span></text:p>
          </draw:text-box>
        </draw:frame>
        <draw:custom-shape draw:style-name="gr15" draw:text-style-name="P7" draw:layer="layout" svg:width="7.839cm" svg:height="1.23cm" svg:x="10.576cm" svg:y="16.18cm">
          <text:p text:style-name="P3"><text:span text:style-name="T1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4.344cm" svg:y1="12.205cm" svg:x2="14.344cm" svg:y2="15.126cm">
          <text:p/>
        </draw:line>
        <draw:line draw:style-name="gr16" draw:text-style-name="P5" draw:layer="layout" svg:x1="4.683cm" svg:y1="12.684cm" svg:x2="14.335cm" svg:y2="12.684cm">
          <text:p/>
        </draw:line>
        <draw:line draw:style-name="gr7" draw:text-style-name="P5" draw:layer="layout" svg:x1="4.683cm" svg:y1="12.684cm" svg:x2="4.683cm" svg:y2="13.573cm">
          <text:p/>
        </draw:line>
        <draw:custom-shape draw:style-name="gr17" draw:text-style-name="P10" draw:layer="layout" svg:width="0.635cm" svg:height="0.635cm" svg:x="9.357cm" svg:y="7.25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5.22cm" svg:y="11.851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35cm" svg:height="0.635cm" svg:x="13.482cm" svg:y="13.448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24:58.766399597</meta:creation-date>
    <meta:editing-duration>PT1H38S</meta:editing-duration>
    <meta:editing-cycles>3</meta:editing-cycles>
    <meta:generator>LibreOffice/6.0.7.3$Linux_X86_64 LibreOffice_project/00m0$Build-3</meta:generator>
    <dc:date>2020-03-03T14:03:32.799910735</dc:date>
    <meta:document-statistic meta:object-count="29"/>
    <meta:template xlink:type="simple" xlink:actuate="onRequest" xlink:title="palette" xlink:href="../../../../../../../../../../../../Templates/Spring/palette.otg" meta:date="2020-02-27T13:24:58.420287611"/>
  </office:meta>
</office:document-meta>
</file>